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3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4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5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6" style:family="paragraph" style:parent-style-name="Text_20_body">
      <style:text-properties fo:color="#000000" style:font-name="Times New Roman" fo:language="en" fo:country="US" officeooo:rsid="02115c96" officeooo:paragraph-rsid="02115c96" style:font-name-complex="Arial"/>
    </style:style>
    <style:style style:name="P17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8" style:family="paragraph" style:parent-style-name="Text_20_body" style:list-style-name="L1">
      <style:text-properties officeooo:rsid="01e915a5" officeooo:paragraph-rsid="02878878"/>
    </style:style>
    <style:style style:name="P19" style:family="paragraph" style:parent-style-name="Text_20_body" style:list-style-name="L1">
      <style:text-properties officeooo:rsid="01e915a5" officeooo:paragraph-rsid="028900d9"/>
    </style:style>
    <style:style style:name="P20" style:family="paragraph" style:parent-style-name="Text_20_body" style:list-style-name="L1">
      <style:text-properties fo:color="#000000" style:font-name="Times New Roman" fo:language="en" fo:country="US" officeooo:rsid="0289de9f" officeooo:paragraph-rsid="0289de9f" style:font-name-complex="Arial"/>
    </style:style>
    <style:style style:name="P21" style:family="paragraph" style:parent-style-name="Text_20_body" style:list-style-name="L1">
      <style:text-properties fo:color="#000000" style:font-name="Times New Roman" fo:language="en" fo:country="US" officeooo:rsid="028b0632" officeooo:paragraph-rsid="028b0632" style:font-name-complex="Arial"/>
    </style:style>
    <style:style style:name="P22" style:family="paragraph" style:parent-style-name="Text_20_body" style:list-style-name="L1">
      <style:text-properties fo:color="#000000" style:font-name="Times New Roman" fo:language="en" fo:country="US" officeooo:rsid="019a3018" officeooo:paragraph-rsid="01bf5f69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92c2" style:font-size-asian="11pt" style:font-size-complex="11pt"/>
    </style:style>
    <style:style style:name="T9" style:family="text">
      <style:text-properties fo:font-size="11pt" officeooo:rsid="021972f2" style:font-size-asian="11pt" style:font-size-complex="11pt"/>
    </style:style>
    <style:style style:name="T10" style:family="text">
      <style:text-properties fo:font-size="11pt" officeooo:rsid="02775434" style:font-size-asian="11pt" style:font-size-complex="11pt"/>
    </style:style>
    <style:style style:name="T11" style:family="text">
      <style:text-properties fo:font-size="11pt" officeooo:rsid="02779afd" style:font-size-asian="11pt" style:font-size-complex="11pt"/>
    </style:style>
    <style:style style:name="T12" style:family="text">
      <style:text-properties fo:font-size="11pt" officeooo:rsid="028e2450" style:font-size-asian="11pt" style:font-size-complex="11pt"/>
    </style:style>
    <style:style style:name="T13" style:family="text">
      <style:text-properties fo:font-size="11pt" officeooo:rsid="028e3f3a" style:font-size-asian="11pt" style:font-size-complex="11pt"/>
    </style:style>
    <style:style style:name="T14" style:family="text">
      <style:text-properties officeooo:rsid="007fae8d"/>
    </style:style>
    <style:style style:name="T15" style:family="text">
      <style:text-properties officeooo:rsid="008161ea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86c60b"/>
    </style:style>
    <style:style style:name="T18" style:family="text">
      <style:text-properties officeooo:rsid="0150f763"/>
    </style:style>
    <style:style style:name="T19" style:family="text">
      <style:text-properties officeooo:rsid="01bf5f69"/>
    </style:style>
    <style:style style:name="T20" style:family="text">
      <style:text-properties officeooo:rsid="01c2a06e"/>
    </style:style>
    <style:style style:name="T21" style:family="text">
      <style:text-properties officeooo:rsid="01c89e51"/>
    </style:style>
    <style:style style:name="T22" style:family="text">
      <style:text-properties fo:color="#000000" style:font-name="Times New Roman" fo:language="en" fo:country="US" officeooo:rsid="02878878" style:font-name-complex="Arial"/>
    </style:style>
    <style:style style:name="T23" style:family="text">
      <style:text-properties fo:color="#000000" style:font-name="Times New Roman" fo:language="en" fo:country="US" officeooo:rsid="028900d9" style:font-name-complex="Arial"/>
    </style:style>
    <style:style style:name="T24" style:family="text">
      <style:text-properties fo:color="#000000" style:font-name="Times New Roman" fo:language="en" fo:country="US" officeooo:rsid="028d0501" style:font-name-complex="Arial"/>
    </style:style>
    <style:style style:name="T25" style:family="text">
      <style:text-properties officeooo:rsid="02775434"/>
    </style:style>
    <style:style style:name="T26" style:family="text">
      <style:text-properties officeooo:rsid="028d8e7f"/>
    </style:style>
    <style:style style:name="T27" style:family="text">
      <style:text-properties officeooo:rsid="028ff78d"/>
    </style:style>
    <style:style style:name="T28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eting M<text:span text:style-name="T14">emo</text:span> </text:p>
      <text:p text:style-name="P4"/>
      <text:p text:style-name="P6">Dependency analysis for Kactus2</text:p>
      <text:p text:style-name="P13"/>
      <text:p text:style-name="P5"><text:span text:style-name="T14">Team</text:span><text:span text:style-name="T2"> meeting</text:span> </text:p>
      <text:p text:style-name="P5">Date: <text:span text:style-name="T12">30</text:span><text:span text:style-name="T3">.</text:span><text:span text:style-name="T9">4</text:span><text:span text:style-name="T3">.20</text:span><text:span text:style-name="T4">1</text:span><text:span text:style-name="T6">3</text:span><text:span text:style-name="T3">, </text:span><text:span text:style-name="T6">12:</text:span><text:span text:style-name="T8">30</text:span><text:span text:style-name="T6"> – 13:</text:span><text:span text:style-name="T13">00</text:span></text:p>
      <text:p text:style-name="P7"><text:span text:style-name="T16">Number of meeting:</text:span> <text:span text:style-name="T15">team</text:span><text:span text:style-name="T2"> meeting </text:span><text:span text:style-name="T21">1</text:span><text:span text:style-name="T27">6</text:span><text:span text:style-name="T2">/201</text:span><text:span text:style-name="T18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11">07</text:span></text:p>
      <text:p text:style-name="P8"/>
      <text:p text:style-name="P5">Participants: <text:s/><text:span text:style-name="T2">Joni-Matti Määttä</text:span> (Project manager) </text:p>
      <text:p text:style-name="P15"><text:span text:style-name="T2">Mikko Honkonen</text:span> (<text:span text:style-name="T17">Project team member</text:span>)</text:p>
      <text:p text:style-name="P14"><text:span text:style-name="T2">Tommi Korhonen</text:span> (<text:span text:style-name="T2">Project t</text:span>ea<text:span text:style-name="T2">m member</text:span>) </text:p>
      <text:p text:style-name="P9">Meeting</text:p>
      <text:p text:style-name="P11"/>
      <text:list xml:id="list43634741" text:style-name="L1">
        <text:list-item>
          <text:p text:style-name="P18"><text:span text:style-name="T22">Mikko noticed that component unlocking is very slow in Kactus2. </text:span><text:span text:style-name="T24">Joni-Matti knows of the problem, it's because of</text:span><text:span text:style-name="T22"> Kactus2 and the version of Qt used, not the dependency analysis tool.</text:span></text:p>
        </text:list-item>
        <text:list-item>
          <text:p text:style-name="P19"><text:span text:style-name="T23">Final improvements made to the final presentation. Presentation is on Friday</text:span><text:span text:style-name="T24">,</text:span><text:span text:style-name="T23"> 3rd of May.</text:span></text:p>
        </text:list-item>
        <text:list-item>
          <text:p text:style-name="P20">Final report status checked, some progress done but still a lot of work left.</text:p>
        </text:list-item>
        <text:list-item>
          <text:p text:style-name="P21">Next team meeting on Wednesday next week.</text:p>
        </text:list-item>
      </text:list>
      <text:p text:style-name="P16"/>
      <text:p text:style-name="P10">Actions to follow</text:p>
      <text:p text:style-name="P12"/>
      <text:list xml:id="list43639643" text:continue-list="list43634741" text:style-name="L1">
        <text:list-item text:start-value="1">
          <text:p text:style-name="P20">Final presentation on 3rd of May.</text:p>
        </text:list-item>
        <text:list-item>
          <text:p text:style-name="P20">Work will continue on the final report.</text:p>
        </text:list-item>
        <text:list-item>
          <text:p text:style-name="P22"><text:span text:style-name="T19">Team meeting next </text:span><text:span text:style-name="T26">Wednesday</text:span><text:span text:style-name="T19"> </text:span><text:span text:style-name="T20">at 12:30</text:span><text:span text:style-name="T1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5-13T23:48:21.54</dc:date>
    <meta:editing-cycles>633</meta:editing-cycles>
    <meta:editing-duration>PT6H26M4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1" meta:word-count="143" meta:character-count="887" meta:non-whitespace-character-count="765"/>
    <meta:user-defined meta:name="Info 1"/>
    <meta:user-defined meta:name="Info 2"/>
    <meta:user-defined meta:name="Info 3"/>
    <meta:user-defined meta:name="Info 4"/>
  </office:meta>
</office:document-meta>
</file>